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table:style-name="ce33" office:value-type="string" calcext:value-type="string">
            <text:p>prevent_path_collision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53"/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0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0:Sheet1.C1048576 Sheet1.C165:Sheet1.C16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58 Sheet1.E160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 Sheet1.C161:Sheet1.C16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2:Sheet1.C164 Sheet1.C158:Sheet1.C158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9:Sheet1.C16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03:09:45.114128410</dc:date>
    <meta:editing-duration>P2DT13H49M21S</meta:editing-duration>
    <meta:editing-cycles>215</meta:editing-cycles>
    <meta:generator>LibreOffice/7.3.1.3$Linux_X86_64 LibreOffice_project/30$Build-3</meta:generator>
    <meta:document-statistic meta:table-count="1" meta:cell-count="706" meta:object-count="0"/>
  </office:meta>
</office:document-meta>
</file>